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2">†</text:span></text:p>
        </text:list-item>
        <text:list-item>
          <text:p text:style-name="P2"><text:a xlink:type="simple" xlink:href="" office:name=""><text:span text:style-name="Definition">Lua</text:span></text:a><text:span text:style-name="T13">†</text:span></text:p>
        </text:list-item>
        <text:list-item>
          <text:p text:style-name="P2"><text:a xlink:type="simple" xlink:href="" office:name=""><text:span text:style-name="Definition">javaScript</text:span></text:a><text:span text:style-name="T14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5">†</text:span></text:p>
        </text:list-item>
        <text:list-item>
          <text:p text:style-name="P2"><text:a xlink:type="simple" xlink:href="" office:name=""><text:span text:style-name="Definition">xml</text:span></text:a><text:span text:style-name="T16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7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18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19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0">†</text:span></text:p>
        </text:list-item>
      </text:list>
      <text:h text:style-name="Heading_20_3" text:outline-level="3">Frameworks &amp; APIs</text:h>
      <text:list text:style-name="L4">
        <text:list-item>
          <text:p text:style-name="P4"><text:a xlink:type="simple" xlink:href="" office:name=""><text:span text:style-name="Definition">OpenGL</text:span></text:a><text:span text:style-name="T21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22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23">†</text:span></text:p>
        </text:list-item>
      </text:list>
      <text:h text:style-name="Heading_20_3" text:outline-level="3">Software &amp; Tools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24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25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26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27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28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29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6">
        <text:list-item>
          <text:p text:style-name="P6">Being a dad and spending time with my family</text:p>
        </text:list-item>
        <text:list-item>
          <text:p text:style-name="P6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6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6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